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00"/>
    </style:style>
    <style:style style:name="T1" style:family="text">
      <style:text-properties fo:font-variant="normal" fo:text-transform="none" fo:color="#2b2b2b" style:font-name="Lato" fo:font-size="1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dv 2 avec Christophe</text:p>
      <text:p text:style-name="Standard">le 05/02/2021 à 18h00</text:p>
      <text:p text:style-name="Standard">présents : hedidi gouider développeuse web</text:p>
      <text:p text:style-name="Standard">Christophe Berruet créateur</text:p>
      <text:p text:style-name="Standard"/>
      <text:p text:style-name="Standard">Comment ça va ? Ta semaine c'est passée comment ?</text:p>
      <text:p text:style-name="Standard">Christophe / bah j'ai un .peu jardiné. J'ai refais le logo. J'ai réfléchi un peu aux photos. Je n'ai plus de poules.</text:p>
      <text:p text:style-name="Standard">Heidi </text:p>
      <text:p text:style-name="Standard"/>
      <text:p text:style-name="Standard"/>
      <text:p text:style-name="Standard">Alors, qu'est ce que t'as fait cette semaine ?</text:p>
      <text:p text:style-name="Standard"/>
      <text:p text:style-name="Standard">Ça c'est bien passé ?</text:p>
      <text:p text:style-name="Standard">Ce qui est ok</text:p>
      <text:p text:style-name="Standard">ce qui a posé soucis</text:p>
      <text:p text:style-name="Standard">solutions trouvé</text:p>
      <text:p text:style-name="Standard">solution a trouver</text:p>
      <text:p text:style-name="Standard"/>
      <text:p text:style-name="Standard">1/Utilisation de tableau trello et déroulement d'un sprint</text:p>
      <text:p text:style-name="Standard"/>
      <text:p text:style-name="Standard">2/backlog/priorité</text:p>
      <text:p text:style-name="Standard">ok</text:p>
      <text:p text:style-name="Standard"/>
      <text:p text:style-name="Standard"/>
      <text:p text:style-name="Standard"/>
      <text:p text:style-name="P1">points à voir :</text:p>
      <text:p text:style-name="P1">2/point sur descriptif et prix produit/catégorie</text:p>
      <text:p text:style-name="Standard">première questions de heidi : changer l'appellation produit par création ou pièce</text:p>
      <text:p text:style-name="Standard">Christophe reprend en photo les pièces et me les présentes le :</text:p>
      <text:p text:style-name="Standard">photo choix le 06/02</text:p>
      <text:p text:style-name="Standard"/>
      <text:p text:style-name="P1">2-1/descriptif marque Mv</text:p>
      <text:p text:style-name="Standard"/>
      <text:p text:style-name="Standard"/>
      <text:p text:style-name="Standard">3/maquette</text:p>
      <text:p text:style-name="Standard">fonctionnalité ok</text:p>
      <text:p text:style-name="Standard"/>
      <text:p text:style-name="Standard">4/iconographie/picto a voir durant les pauses caca  avec une feuille et un crayon (à la place du sodoku)!</text:p>
      <text:p text:style-name="Standard"/>
      <text:p text:style-name="Standard">5/charte graphique</text:p>
      <text:p text:style-name="Standard">logo : christophe a refait le logo à la main, en noir et blanc. </text:p>
      <text:p text:style-name="Standard">Couleurs : Christophe va se servir de « coolors » pour me proposer plusieurs palettes de couleurs</text:p>
      <text:p text:style-name="Standard"><text:tab/>1ere palette</text:p>
      <text:p text:style-name="Standard"/>
      <text:p text:style-name="Standard"><text:tab/>-2eme palette</text:p>
      <text:p text:style-name="Standard"/>
      <text:p text:style-name="Standard">police : Christophe m'envoie le lien des polices qu'il a repéré</text:p>
      <text:p text:style-name="Standard">1ere proposition :</text:p>
      <text:p text:style-name="Standard"><text:tab/>-la underground NF regular font (année 20/30) de <text:span text:style-name="T1">Johnston</text:span> <text:s/>pour le <text:span text:style-name="T1">lettrage et le logo originaux du métro de Londres</text:span> </text:p>
      <text:p text:style-name="Standard"><text:soft-page-break/></text:p>
      <text:p text:style-name="Standard">2eme proposition :</text:p>
      <text:p text:style-name="Standard"><text:tab/>-bazar medium</text:p>
      <text:p text:style-name="Standard"/>
      <text:p text:style-name="Standard"/>
      <text:p text:style-name="Standard">Vérifier les licences pour site commerciale, voir lien envoyé par Christophe</text:p>
      <text:p text:style-name="Standard"><text:tab/>-UNDERGROUD NF <text:s/>→ <text:a xlink:type="simple" xlink:href="https://www.1001fonts.com/licenses/ffc.html" text:style-name="Internet_20_link" text:visited-style-name="Visited_20_Internet_20_Link">https://www.1001fonts.com/licenses/ffc.html</text:a></text:p>
      <text:p text:style-name="Standard"><text:tab/>-BAZAR → <text:a xlink:type="simple" xlink:href="https://www.1001freefonts.com/fr/bazar.font" text:style-name="Internet_20_link" text:visited-style-name="Visited_20_Internet_20_Link">https://www.1001freefonts.com/fr/bazar.font</text:a></text:p>
      <text:p text:style-name="Standard"/>
      <text:p text:style-name="Standard"/>
      <text:p text:style-name="Standard">6/historique/mission/valeur marque Mv</text:p>
      <text:p text:style-name="Standard"/>
      <text:p text:style-name="Standard">Questions soulevées :</text:p>
      <text:p text:style-name="Standard"/>
      <text:p text:style-name="Standard">Pourquoi pas demander conseil à une web designeuse/graphiste pour l'esthétique et la cohérence du site</text:p>
      <text:p text:style-name="Standard">Heidi propose de rencontrer Cloé du Moulin créatif à Montaigu.(visu et conseils sur les outils charte graphique)</text:p>
      <text:p text:style-name="Standard"/>
      <text:p text:style-name="Standard"/>
      <text:p text:style-name="Standard">Christophe m'a présenté une maquette papier réalisé pour trempolino faitee en 93, l'esthétique m'a plu. Je lui ai donc demandé s'il était ok pour faire une maquette papier de 5pages max pour la boutique Mv. </text:p>
      <text:p text:style-name="Standard">Qui va etre ajouté au spri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s </meta:initial-creator>
    <meta:creation-date>2021-02-05T18:00:21.26</meta:creation-date>
    <dc:date>2021-02-05T21:26:15.13</dc:date>
    <dc:creator>users </dc:creator>
    <meta:editing-duration>PT3H25M48S</meta:editing-duration>
    <meta:editing-cycles>17</meta:editing-cycles>
    <meta:generator>OpenOffice/4.1.7$Win32 OpenOffice.org_project/417m1$Build-9800</meta:generator>
    <meta:document-statistic meta:table-count="0" meta:image-count="0" meta:object-count="0" meta:page-count="2" meta:paragraph-count="44" meta:word-count="323" meta:character-count="2013"/>
  </office:meta>
</office:document-meta>
</file>